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b0cbf" officeooo:paragraph-rsid="001b0cbf" style:font-weight-asian="bold" style:font-weight-complex="bold"/>
    </style:style>
    <style:style style:name="P2" style:family="paragraph" style:parent-style-name="Standard">
      <style:paragraph-properties fo:text-align="start" style:justify-single-word="false"/>
      <style:text-properties fo:font-weight="normal" officeooo:rsid="001b0cbf" officeooo:paragraph-rsid="001b0cbf" style:font-weight-asian="normal" style:font-weight-complex="normal"/>
    </style:style>
    <style:style style:name="P3" style:family="paragraph" style:parent-style-name="Standard">
      <style:paragraph-properties fo:text-align="start" style:justify-single-word="false"/>
      <style:text-properties fo:font-weight="normal" officeooo:rsid="001b9c9d" officeooo:paragraph-rsid="001b9c9d" style:font-weight-asian="normal" style:font-weight-complex="normal"/>
    </style:style>
    <style:style style:name="P4" style:family="paragraph" style:parent-style-name="Standard">
      <style:paragraph-properties fo:text-align="start" style:justify-single-word="false"/>
      <style:text-properties fo:font-weight="normal" officeooo:rsid="001f90a7" officeooo:paragraph-rsid="001f90a7" style:font-weight-asian="normal" style:font-weight-complex="normal"/>
    </style:style>
    <style:style style:name="P5" style:family="paragraph" style:parent-style-name="Standard">
      <style:paragraph-properties fo:text-align="start" style:justify-single-word="false"/>
      <style:text-properties fo:font-weight="normal" officeooo:rsid="00205042" officeooo:paragraph-rsid="00205042" style:font-weight-asian="normal" style:font-weight-complex="normal"/>
    </style:style>
    <style:style style:name="P6" style:family="paragraph" style:parent-style-name="Standard">
      <style:paragraph-properties fo:text-align="start" style:justify-single-word="false"/>
      <style:text-properties fo:font-weight="normal" officeooo:rsid="002051a6" officeooo:paragraph-rsid="002051a6" style:font-weight-asian="normal" style:font-weight-complex="normal"/>
    </style:style>
    <style:style style:name="P7" style:family="paragraph" style:parent-style-name="Standard">
      <style:paragraph-properties fo:text-align="start" style:justify-single-word="false"/>
      <style:text-properties fo:font-weight="normal" officeooo:rsid="00213076" officeooo:paragraph-rsid="00213076" style:font-weight-asian="normal" style:font-weight-complex="normal"/>
    </style:style>
    <style:style style:name="P8" style:family="paragraph" style:parent-style-name="Standard">
      <style:paragraph-properties fo:text-align="start" style:justify-single-word="false"/>
      <style:text-properties fo:font-size="14pt" fo:font-weight="bold" officeooo:rsid="001b0cbf" officeooo:paragraph-rsid="001b0cbf"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205042" officeooo:paragraph-rsid="00205042"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fo:font-weight="bold" officeooo:rsid="001b0cbf" officeooo:paragraph-rsid="001b0cbf" style:font-size-asian="20pt" style:font-weight-asian="bold" style:font-size-complex="20pt" style:font-weight-complex="bold"/>
    </style:style>
    <style:style style:name="P11" style:family="paragraph" style:parent-style-name="Standard">
      <style:paragraph-properties fo:text-align="start" style:justify-single-word="false"/>
      <style:text-properties fo:font-size="12pt" style:text-underline-style="solid" style:text-underline-width="auto" style:text-underline-color="font-color" fo:font-weight="bold" officeooo:rsid="002051a6" officeooo:paragraph-rsid="002051a6"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fo:font-weight="bold" officeooo:rsid="002051a6" officeooo:paragraph-rsid="00213076" style:font-size-asian="12pt" style:font-weight-asian="bold" style:font-size-complex="12pt" style:font-weight-complex="bold"/>
    </style:style>
    <style:style style:name="P13" style:family="paragraph" style:parent-style-name="Standard">
      <style:paragraph-properties fo:text-align="start" style:justify-single-word="false" fo:break-before="page"/>
      <style:text-properties fo:font-size="12pt" style:text-underline-style="solid" style:text-underline-width="auto" style:text-underline-color="font-color" fo:font-weight="bold" officeooo:rsid="002051a6" officeooo:paragraph-rsid="00213076"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style:text-underline-style="none" fo:font-weight="normal" officeooo:rsid="00213076" officeooo:paragraph-rsid="00213076"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2291d3" officeooo:paragraph-rsid="002291d3" style:font-size-asian="12pt" style:font-weight-asian="normal" style:font-size-complex="12pt" style:font-weight-complex="normal"/>
    </style:style>
    <style:style style:name="T1" style:family="text">
      <style:text-properties officeooo:rsid="001de844"/>
    </style:style>
    <style:style style:name="T2" style:family="text">
      <style:text-properties officeooo:rsid="001f90a7"/>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officeooo:rsid="002051a6"/>
    </style:style>
    <style:style style:name="T6" style:family="text">
      <style:text-properties officeooo:rsid="00212379"/>
    </style:style>
    <style:style style:name="T7" style:family="text">
      <style:text-properties officeooo:rsid="002130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ompte rendu Recherche locale pour le Voyageur de Commerce</text:p>
      <text:p text:style-name="P1"/>
      <text:p text:style-name="P1"/>
      <text:p text:style-name="P8">Algorithmes implémentés :</text:p>
      <text:p text:style-name="P2"/>
      <text:p text:style-name="P3">Pour cette recherche nous avons implémenté deux algorithmes :</text:p>
      <text:p text:style-name="P3"/>
      <text:p text:style-name="P3">-<text:span text:style-name="T3">Steepest Hill Climbing avec redémarrage</text:span>, où nous avons choisi un nombre max d’essais de 10 et un nombre de déplacements max de 100.</text:p>
      <text:p text:style-name="P3">Tant que le nombre d’essais max n’est pas atteint, on va faire un Steepest Hill Climbing <text:span text:style-name="T1">avec une solution aléatoire </text:span>pour essayer d’améliorer à chaque fois notre <text:span text:style-name="T1">résultat</text:span>.</text:p>
      <text:p text:style-name="P3">Le <text:span text:style-name="T4">Steepest Hill Climbing</text:span> va, tant qu’on a pas atteint le max depl ou que l’on a pas stoppé notre algo, prendre le meilleur voisin de notre meilleure solution courante, et remplacer notre meilleure solution courante si le meilleur voisin est meilleur que notre solution courante, ou arrêter notre algorithme sinon.</text:p>
      <text:p text:style-name="P3"/>
      <text:p text:style-name="P3">-<text:span text:style-name="T3">TabouSearch</text:span>, qui va impl<text:span text:style-name="T5">é</text:span>menter 4 fonctions :</text:p>
      <text:p text:style-name="P3"><text:tab/><text:span text:style-name="T4">nonTabou</text:span>, qui cherche si notre solution est tabou , si elle se trouve dans notre file Tabou.</text:p>
      <text:p text:style-name="P3"><text:tab/><text:span text:style-name="T4">BestNonTabuNeigh</text:span>, qui cherche le meilleur voisin non tabou de notre solution, qui ,pour chaque itération, va échanger deux éléments de notre solution, et tester si la <text:span text:style-name="T2">solution est meilleure et non Tabou.</text:span></text:p>
      <text:p text:style-name="P4"><text:tab/><text:span text:style-name="T4">NbVoisinsNonTabou</text:span>, qui va rendre le nombre de voisins non Tabou dans notre voisinage.</text:p>
      <text:p text:style-name="P4"><text:tab/><text:span text:style-name="T4">TabuSearch</text:span>, qui tant que le nbMovesMax n’est pas atteint ou que l’on a pas arrêté l’algorithme, ajoute notre solution au Tabou, cherche le meilleur voisin non Tabou et, si c’est une meilleure solution, la garde de côté.</text:p>
      <text:p text:style-name="P4"/>
      <text:p text:style-name="P9">Implémentation :</text:p>
      <text:p text:style-name="P4"/>
      <text:p text:style-name="P5">Nous avons testé notre implémentation avec deux instances :</text:p>
      <text:p text:style-name="P5"/>
      <text:p text:style-name="P11">-tsp5.txt</text:p>
      <text:p text:style-name="P5"/>
      <text:p text:style-name="P6">Pour le Steepest Hill Climbing, <text:span text:style-name="T6">Nous </text:span><text:span text:style-name="T7">avons trouvé [3,5,2,4,1] comme meilleure solution, qui a été trouvée en 1 deplacement, les 10 étapes totales ont pris </text:span><text:span text:style-name="T6">0.0076s</text:span><text:span text:style-name="T7">econdes, qui donne une distance de 197.</text:span></text:p>
      <text:p text:style-name="P7">Pour le TabouSearch, Nous sommes partis de <text:s/>la solution <text:span text:style-name="T6">[1,2,3,4,5] </text:span>et nous sommes arrivés à la solution <text:span text:style-name="T6">[2,1,3,4,5] </text:span>en <text:span text:style-name="T6">0.0007</text:span>secondes. Cela donne une distance de 255.</text:p>
      <text:p text:style-name="P7"/>
      <text:p text:style-name="P12"/>
      <text:p text:style-name="P13">-tsp<text:span text:style-name="T7">101</text:span>.txt</text:p>
      <text:p text:style-name="P12"/>
      <text:p text:style-name="P14">Pour le SteepestHillClimbing nous avons trouvé [11, 17, 77, 62, 31, 82, 78, 68, 34, 19, 13, 48, 75, 2, 60, 46, 7, 45, 64, 47, 36, 21, 6, 40, 44, 95, 28, 73, 24, 9, 74, 56, 98, 53, 25, 1, 86, 70, 91, 90, 63, 57, 83, 43, 10, 12, 89, 67, 18, 52, 93, 3, 4, 55, 32, 92, 15, 54, 16, 66, 8, 37, 65, 100, 29, 42, 5, 39, 33, 35, 23, 87, 50, 88, 14, 72, 97, 30, 22, 85, 81, 79, 51, 20, 41, 69, 96, 26, 76, 84, 71, 38, 58, 27, 59, 99, 49, 94, 80, 61, 101] comme meilleure solution, trouvée en 1 deplacement, les 10 étapes aillant pris 45.7 secondes. Cela donne une distance de 4191.</text:p>
      <text:p text:style-name="P14"/>
      <text:p text:style-name="P14">Pour le TabouSearch, nous sommes partis de </text:p>
      <text:p text:style-name="P14">[43, 37, 59, 50, 89, 56, 6, 5, 53, 74, 20, 41, 95, 26, 38, 24, 44, 58, 2, 30, 85, 67, 76, 10, 35, 28, 49, 62, 32, 69, 22, 83, 77, 93, 64, 88, 55, 23, 87, 72, 54, 12, 45, 39, 94, 31, 60, 25, 15, 52, 78, 84, 13, 27, 7, 63, 40, 3, 33, 57, 82, 47, 81, 71, 92, 90, 29, 36, 98, 97, 91, 14, 4, 42, 79, 80, 65, 18, 9, 17, 61, 66, 100, 99, 16, 11, 96, 1, 19, 48, 73, 34, 8, 86, 21, 70, 75, 68, 46, 51, 101] </text:p>
      <text:p text:style-name="P14">et avons atteint </text:p>
      <text:p text:style-name="P14">[37, 43, 59, 50, 89, 56, 6, 5, 53, 74, 20, 41, 95, 26, 38, 24, 44, 58, 2, 30, 85, 67, 76, 10, 35, 28, 49, 62, 32, 69, 22, 83, 77, 93, 64, 88, 55, 23, 87, 72, 54, 12, 45, 39, 94, 31, 60, 25, 15, 52, 78, 84, 13, 27, 7, 63, 40, 3, 33, 57, 82, 47, 81, 71, 92, 90, 29, 36, 98, 97, 91, 14, 4, 42, 79, 80, 65, 18, 9, 17, 61, 66, 100, 99, 16, 11, 96, 1, 19, 48, 73, 34, 8, 86, 21, 70, 75, 68, 46, 51, 101] en 4.57 secondes. Cela donne une distance de 4689.</text:p>
      <text:p text:style-name="P14"/>
      <text:p text:style-name="P15">En conclusion nous pouvons dire que SHC va prendre plus de temps mais donner une meilleure solution que Tabou Searc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6T18:21:57.594692860</meta:creation-date>
    <dc:date>2023-01-06T19:39:27.895987637</dc:date>
    <meta:editing-duration>PT24M14S</meta:editing-duration>
    <meta:editing-cycles>5</meta:editing-cycles>
    <meta:generator>LibreOffice/7.3.7.2$Linux_X86_64 LibreOffice_project/30$Build-2</meta:generator>
    <meta:document-statistic meta:table-count="0" meta:image-count="0" meta:object-count="0" meta:page-count="2" meta:paragraph-count="23" meta:word-count="668" meta:character-count="3467" meta:non-whitespace-character-count="2814"/>
  </office:meta>
</office:document-meta>
</file>